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3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 fo:border="0.06pt solid #000000"/>
    </style:style>
    <style:style style:name="ce10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00" fo:border="0.06pt solid #000000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Oceny ZPP- eegzamin 01.02.2020</text:p>
          </table:table-cell>
          <table:covered-table-cell table:style-name="ce14"/>
          <table:table-cell table:number-columns-repeated="6"/>
        </table:table-row>
        <table:table-row table:style-name="ro1">
          <table:table-cell table:style-name="ce12" office:value-type="string" calcext:value-type="string">
            <text:p>Indeks</text:p>
          </table:table-cell>
          <table:table-cell table:style-name="ce12" office:value-type="string" calcext:value-type="string">
            <text:p>Ocena</text:p>
          </table:table-cell>
          <table:table-cell table:number-columns-repeated="6"/>
        </table:table-row>
        <table:table-row table:style-name="ro1">
          <table:table-cell table:style-name="ce13" office:value-type="float" office:value="6380" calcext:value-type="float">
            <text:p>6380</text:p>
          </table:table-cell>
          <table:table-cell office:value-type="float" office:value="5" calcext:value-type="float">
            <text:p>5,00</text:p>
          </table:table-cell>
          <table:table-cell/>
          <table:table-cell office:value-type="string" calcext:value-type="string" table:number-columns-spanned="5" table:number-rows-spanned="3">
            <text:p>Jak ktoś nie widzi swojego numeru indeksu proszę o maila: <text:a xlink:href="mailto:holub.cezary@gmail.com" xlink:type="simple">holub.cezary@gmail.com</text:a></text:p>
          </table:table-cell>
          <table:covered-table-cell table:number-columns-repeated="4"/>
        </table:table-row>
        <table:table-row table:style-name="ro1">
          <table:table-cell table:style-name="ce13" office:value-type="float" office:value="6345" calcext:value-type="float">
            <text:p>6345</text:p>
          </table:table-cell>
          <table:table-cell office:value-type="float" office:value="5" calcext:value-type="float">
            <text:p>5,00</text:p>
          </table:table-cell>
          <table:table-cell/>
          <table:covered-table-cell table:number-columns-repeated="5"/>
        </table:table-row>
        <table:table-row table:style-name="ro1">
          <table:table-cell table:style-name="ce13" office:value-type="float" office:value="6396" calcext:value-type="float">
            <text:p>6396</text:p>
          </table:table-cell>
          <table:table-cell office:value-type="float" office:value="5" calcext:value-type="float">
            <text:p>5,00</text:p>
          </table:table-cell>
          <table:table-cell/>
          <table:covered-table-cell table:number-columns-repeated="5"/>
        </table:table-row>
        <table:table-row table:style-name="ro1">
          <table:table-cell table:style-name="ce13" office:value-type="float" office:value="6378" calcext:value-type="float">
            <text:p>6378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13" office:value-type="float" office:value="6399" calcext:value-type="float">
            <text:p>6399</text:p>
          </table:table-cell>
          <table:table-cell office:value-type="float" office:value="4.5" calcext:value-type="float">
            <text:p>4,50</text:p>
          </table:table-cell>
          <table:table-cell/>
          <table:table-cell office:value-type="string" calcext:value-type="string" table:number-columns-spanned="4" table:number-rows-spanned="4">
            <text:p>poprawka(50min): 15.02.2020 godz.: 10:10-11:40, sala 2.03</text:p>
            <text:p>sala: </text:p>
            <text:p>Oceny: &gt;50% dst, &gt;60 dst+, &gt;70 db, &gt;80db+, &gt;90 bdb</text:p>
            <text:p/>
          </table:table-cell>
          <table:covered-table-cell table:number-columns-repeated="3"/>
          <table:table-cell/>
        </table:table-row>
        <table:table-row table:style-name="ro1">
          <table:table-cell table:style-name="ce13" office:value-type="float" office:value="6370" calcext:value-type="float">
            <text:p>6370</text:p>
          </table:table-cell>
          <table:table-cell office:value-type="float" office:value="4" calcext:value-type="float">
            <text:p>4,00</text:p>
          </table:table-cell>
          <table:table-cell/>
          <table:covered-table-cell table:number-columns-repeated="4"/>
          <table:table-cell/>
        </table:table-row>
        <table:table-row table:style-name="ro1">
          <table:table-cell table:style-name="ce13" office:value-type="float" office:value="6347" calcext:value-type="float">
            <text:p>6347</text:p>
          </table:table-cell>
          <table:table-cell office:value-type="float" office:value="4" calcext:value-type="float">
            <text:p>4,00</text:p>
          </table:table-cell>
          <table:table-cell/>
          <table:covered-table-cell table:number-columns-repeated="4"/>
          <table:table-cell/>
        </table:table-row>
        <table:table-row table:style-name="ro1">
          <table:table-cell table:style-name="ce13" office:value-type="float" office:value="6397" calcext:value-type="float">
            <text:p>6397</text:p>
          </table:table-cell>
          <table:table-cell office:value-type="float" office:value="5" calcext:value-type="float">
            <text:p>5,00</text:p>
          </table:table-cell>
          <table:table-cell/>
          <table:covered-table-cell table:number-columns-repeated="4"/>
          <table:table-cell/>
        </table:table-row>
        <table:table-row table:style-name="ro1">
          <table:table-cell table:style-name="ce13" office:value-type="float" office:value="6376" calcext:value-type="float">
            <text:p>6376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table:style-name="ce13" office:value-type="float" office:value="6359" calcext:value-type="float">
            <text:p>6359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table:style-name="ce13" office:value-type="float" office:value="6377" calcext:value-type="float">
            <text:p>6377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table:style-name="ce13" office:value-type="float" office:value="6382" calcext:value-type="float">
            <text:p>6382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13" office:value-type="float" office:value="6363" calcext:value-type="float">
            <text:p>6363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13" office:value-type="float" office:value="6358" calcext:value-type="float">
            <text:p>6358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table:style-name="ce13" office:value-type="float" office:value="6357" calcext:value-type="float">
            <text:p>6357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table:style-name="ce13" office:value-type="float" office:value="6375" calcext:value-type="float">
            <text:p>6375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table:style-name="ce13" office:value-type="float" office:value="6291" calcext:value-type="float">
            <text:p>6291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13" office:value-type="float" office:value="6334" calcext:value-type="float">
            <text:p>6334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table:style-name="ce13" office:value-type="float" office:value="6256" calcext:value-type="float">
            <text:p>6256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table:style-name="ce13" office:value-type="float" office:value="4508" calcext:value-type="float">
            <text:p>4508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table:style-name="ce13" office:value-type="float" office:value="6246" calcext:value-type="float">
            <text:p>6246</text:p>
          </table:table-cell>
          <table:table-cell table:number-columns-repeated="7"/>
        </table:table-row>
        <table:table-row table:style-name="ro1">
          <table:table-cell table:style-name="ce13" office:value-type="float" office:value="6257" calcext:value-type="float">
            <text:p>6257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table:style-name="ce13" office:value-type="float" office:value="6026" calcext:value-type="float">
            <text:p>6026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table:style-name="ce13" office:value-type="float" office:value="3621" calcext:value-type="float">
            <text:p>3621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table:style-name="ce13" office:value-type="float" office:value="6273" calcext:value-type="float">
            <text:p>6273</text:p>
          </table:table-cell>
          <table:table-cell table:number-columns-repeated="7"/>
        </table:table-row>
        <table:table-row table:style-name="ro1">
          <table:table-cell table:style-name="ce13" office:value-type="float" office:value="6101" calcext:value-type="float">
            <text:p>6101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table:style-name="ce13" office:value-type="float" office:value="6194" calcext:value-type="float">
            <text:p>6194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13" office:value-type="float" office:value="5966" calcext:value-type="float">
            <text:p>5966</text:p>
          </table:table-cell>
          <table:table-cell table:number-columns-repeated="7"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7"/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s</text:p>
          </table:table-cell>
          <table:table-cell table:number-columns-repeated="7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7"/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.00.0000</text:date>, <text:time style:data-style-name="N2" text:time-value="11:54:28.338722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20:01:48.278999872</meta:creation-date>
    <dc:date>2020-02-15T11:49:14.197777379</dc:date>
    <meta:editing-duration>PT1H12M42S</meta:editing-duration>
    <meta:editing-cycles>14</meta:editing-cycles>
    <meta:generator>LibreOffice/6.0.7.3$Linux_X86_64 LibreOffice_project/00m0$Build-3</meta:generator>
    <meta:document-statistic meta:table-count="1" meta:cell-count="128" meta:object-count="0"/>
  </office:meta>
</office:document-meta>
</file>